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2000000FC000000D45B564D16.eps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389000000FA8811E029.svm" manifest:media-type=""/>
  <manifest:file-entry manifest:full-path="Pictures/2000000100000395000000FEEB4BFF28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7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923cm" svg:height="3.301cm" svg:x="4.199cm" svg:y="0.699cm">
          <draw:image xlink:href="Pictures/20000002000000FC000000D45B564D16.eps" xlink:type="simple" xlink:show="embed" xlink:actuate="onLoad">
            <text:p/>
          </draw:image>
        </draw:frame>
        <draw:frame draw:style-name="gr2" draw:text-style-name="P1" draw:layer="layout" svg:width="0.739cm" svg:height="0.365cm" svg:x="7.449cm" svg:y="0.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1.085cm" svg:height="0.299cm" svg:x="8.108cm" svg:y="1.414cm">
          <draw:image xlink:href="Pictures/2000000100000389000000FA8811E029.svm" xlink:type="simple" xlink:show="embed" xlink:actuate="onLoad">
            <text:p/>
          </draw:image>
        </draw:frame>
        <draw:frame draw:style-name="gr3" draw:text-style-name="P1" draw:layer="layout" svg:width="1.085cm" svg:height="0.299cm" svg:x="5.37cm" svg:y="2.941cm">
          <draw:image xlink:href="Pictures/2000000100000389000000FA8811E029.svm" xlink:type="simple" xlink:show="embed" xlink:actuate="onLoad">
            <text:p/>
          </draw:image>
        </draw:frame>
        <draw:frame draw:style-name="gr4" draw:text-style-name="P1" draw:layer="layout" svg:width="1.099cm" svg:height="0.304cm" svg:x="5.356cm" svg:y="1.411cm">
          <draw:image xlink:href="Pictures/2000000100000395000000FEEB4BFF28.svm" xlink:type="simple" xlink:show="embed" xlink:actuate="onLoad">
            <text:p/>
          </draw:image>
        </draw:frame>
        <draw:frame draw:style-name="gr5" draw:text-style-name="P1" draw:layer="layout" svg:width="0.244cm" svg:height="0.355cm" svg:x="3.959cm" svg:y="2.949cm">
          <draw:image xlink:href="Pictures/20000001000000CC00000129F4ED7D24.svm" xlink:type="simple" xlink:show="embed" xlink:actuate="onLoad">
            <text:p/>
          </draw:image>
        </draw:frame>
        <draw:line draw:style-name="gr6" draw:text-style-name="P1" draw:layer="layout" svg:x1="8.137cm" svg:y1="1.957cm" svg:x2="8.137cm" svg:y2="2.382cm">
          <text:p/>
        </draw:line>
        <draw:frame draw:style-name="gr7" draw:text-style-name="P1" draw:layer="layout" svg:width="0.349cm" svg:height="0.349cm" svg:x="8.272cm" svg:y="1.991cm">
          <draw:image xlink:href="Pictures/200000010000012400000124B71AD1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0T15:38:58</meta:creation-date>
    <meta:editing-duration>PT9M50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10T15:48:47</dc:date>
    <dc:creator>kkk </dc:creator>
    <meta:document-statistic meta:object-count="8"/>
    <meta:template xlink:type="simple" xlink:actuate="onRequest" xlink:title="kkkFigures" xlink:href="../../../../../.libreoffice/3/user/template/kkkFigures.otg" meta:date="2014-08-10T15:38:58"/>
  </office:meta>
</office:document-meta>
</file>